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ick Stone</text:p>
      <text:p text:style-name="P1">Homework 6</text:p>
      <text:p text:style-name="P1">CS6600</text:p>
      <text:p text:style-name="P1"/>
      <text:p text:style-name="Standard"><text:tab/>I very quickly discovered that more nodes would be needed in each layer. The reason for this is that the q table has a state mapping to an action. The only problem is that the state is a real number meaning there is no limit to the number of states available. A couple tricks you can perform is to round to the nearest some decimal point on the state prior to storing it into the q_table. This can drastically shrink the q table.</text:p>
      <text:p text:style-name="Standard"/>
      <text:p text:style-name="Standard"><text:tab/>I reduced the number of states by rounding the state value going into the q table to the nearest hundredth. This limits it to only 100 states per 1 whole number. I tried variations using 2^n values from 64 to 1024. 2^n values work well with the GPU and CPU communications. </text:p>
      <text:p text:style-name="Standard"/>
      <text:p text:style-name="Standard"><text:tab/>I found that larger networks didn't seem to train at all. At least, not without a huge number of epochs. Networks that were smaller than 3 nodes didn't seem to stabilize. This means that they just might have not been powerful enough to handle this problem. I also tried increasing and decreasing the number of layers. The most rewarding structure found was 3 layers of 512. <text:s/>An hour glass shaped network also seemed to work well. Having a network with steadily increasing networks size as well as steadily decreasing size both seemed to not be very stable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1" text:anchor-type="paragraph" svg:x="-0.0035in" svg:y="0.2709in" svg:width="7.0362in" svg:height="2.911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12T09:05:40.61</meta:creation-date>
    <dc:date>2019-10-12T10:46:21.16</dc:date>
    <meta:editing-duration>PT7M23S</meta:editing-duration>
    <meta:editing-cycles>3</meta:editing-cycles>
    <meta:generator>OpenOffice/4.1.6$Win32 OpenOffice.org_project/416m1$Build-9790</meta:generator>
    <meta:document-statistic meta:table-count="0" meta:image-count="0" meta:object-count="1" meta:page-count="1" meta:paragraph-count="6" meta:word-count="236" meta:character-count="12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39in"/>
    </style:style>
    <style:style style:name="co2" style:family="table-column">
      <style:table-column-properties fo:break-before="auto" style:column-width="1.9445in"/>
    </style:style>
    <style:style style:name="co3" style:family="table-column">
      <style:table-column-properties fo:break-before="auto" style:column-width="5.002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row table:style-name="ro1">
          <table:table-cell table:style-name="ce1" office:value-type="string">
            <text:p>Title</text:p>
          </table:table-cell>
          <table:table-cell office:value-type="string">
            <text:p>Network</text:p>
          </table:table-cell>
          <table:table-cell office:value-type="string">
            <text:p>Variation Description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512x512x512</text:p>
          </table:table-cell>
          <table:table-cell office:value-type="string">
            <text:p>Begins training earlier, significant Variance, steady increase, moving towards stability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256x512x1024</text:p>
          </table:table-cell>
          <table:table-cell office:value-type="string">
            <text:p>Similar stability and growth curve only starting later than 2.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1024x512x256</text:p>
          </table:table-cell>
          <table:table-cell office:value-type="string">
            <text:p>Extreme variance, late growth start, no real indicator of approaching stability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512x256x512</text:p>
          </table:table-cell>
          <table:table-cell office:value-type="string">
            <text:p>Better stability than 2, later growth than 2</text:p>
          </table:table-cell>
        </table:table-row>
        <table:table-row table:style-name="ro1">
          <table:table-cell/>
          <table:table-cell table:style-name="ce2" table:number-columns-repeated="2"/>
        </table:table-row>
        <table:table-row table:style-name="ro1">
          <table:table-cell table:style-name="Default"/>
          <table:table-cell office:value-type="string">
            <text:p>50-Reward</text:p>
          </table:table-cell>
          <table:table-cell office:value-type="string">
            <text:p>50-Positi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75">
            <text:p>-175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00">
            <text:p>-200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00">
            <text:p>-200</text:p>
          </table:table-cell>
          <table:table-cell office:value-type="float" office:value="-0.3">
            <text:p>-0.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00">
            <text:p>-200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300-Reward</text:p>
          </table:table-cell>
          <table:table-cell office:value-type="string">
            <text:p>300-Positi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00">
            <text:p>700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2">10/12/2019</text:date>, <text:time>10:4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